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C800000040C98BC6DAB5F4A2A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="none"/>
      <style:paragraph-properties fo:margin-left="1.75in" fo:margin-right="0in" fo:line-height="100%" fo:text-indent="0in" style:auto-text-indent="false" style:page-number="auto" fo:background-color="transparent" text:number-lines="false" text:line-number="0" style:writing-mode="page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Times New Roman" fo:font-size="10pt" fo:font-weight="bold" officeooo:rsid="000c247c" officeooo:paragraph-rsid="000c247c" style:font-size-asian="10pt" style:font-weight-asian="bold" style:font-size-complex="10pt" style:font-weight-complex="bold"/>
    </style:style>
    <style:style style:name="P2" style:family="paragraph" style:parent-style-name="Header">
      <loext:graphic-properties draw:fill="none"/>
      <style:paragraph-properties fo:margin-left="1.75in" fo:margin-right="0in" fo:line-height="100%" fo:text-indent="0in" style:auto-text-indent="false" fo:background-color="transparent" text:number-lines="false" text:line-number="0" style:writing-mode="page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Times New Roman" fo:font-size="10pt" officeooo:rsid="000c247c" officeooo:paragraph-rsid="00bebb3f" style:font-size-asian="10pt" style:font-size-complex="10pt"/>
    </style:style>
    <style:style style:name="P3" style:family="paragraph" style:parent-style-name="Header">
      <loext:graphic-properties draw:fill="none"/>
      <style:paragraph-properties fo:margin-left="1.75in" fo:margin-right="0in" fo:line-height="100%" fo:text-indent="0in" style:auto-text-indent="false" fo:background-color="transparent" text:number-lines="false" text:line-number="0" style:writing-mode="pag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0c247c" officeooo:paragraph-rsid="000c247c"/>
    </style:style>
    <style:style style:name="P4" style:family="paragraph" style:parent-style-name="Header">
      <loext:graphic-properties draw:fill="none"/>
      <style:paragraph-properties fo:margin-left="1.75in" fo:margin-right="0in" fo:text-indent="0in" style:auto-text-indent="false"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Times New Roman" fo:font-size="10pt" officeooo:rsid="000c247c" officeooo:paragraph-rsid="000c247c" style:font-size-asian="10pt" style:font-size-complex="10pt"/>
    </style:style>
    <style:style style:name="P5" style:family="paragraph" style:parent-style-name="Table_20_Contents">
      <style:text-properties style:font-name="Times New Roman" fo:font-size="12pt" style:font-size-asian="12pt" style:font-size-complex="12pt"/>
    </style:style>
    <style:style style:name="P6" style:family="paragraph" style:parent-style-name="Table_20_Contents">
      <style:text-properties style:font-name="Times New Roman" fo:font-size="12pt" officeooo:rsid="00f0090f" officeooo:paragraph-rsid="00f0090f" style:font-size-asian="12pt" style:font-size-complex="12pt"/>
    </style:style>
    <style:style style:name="P7" style:family="paragraph" style:parent-style-name="Text_20_body">
      <style:text-properties style:font-name="Times New Roman" fo:font-size="12pt" style:font-size-asian="12pt" style:font-size-complex="12pt"/>
    </style:style>
    <style:style style:name="P8" style:family="paragraph" style:parent-style-name="Table_20_Contents">
      <style:paragraph-properties style:writing-mode="lr-tb"/>
      <style:text-properties style:font-name="Times New Roman" fo:font-size="12pt" officeooo:rsid="00e03b5b" officeooo:paragraph-rsid="00e03b5b" style:font-size-asian="12pt" style:font-size-complex="12pt"/>
    </style:style>
    <style:style style:name="P9" style:family="paragraph" style:parent-style-name="Standard">
      <style:paragraph-properties fo:line-height="150%" fo:text-align="center" style:justify-single-word="false" style:writing-mode="page"/>
      <style:text-properties style:font-name="Times New Roman" fo:font-size="12pt" officeooo:paragraph-rsid="00df4e55" style:font-size-asian="12pt" style:font-size-complex="12pt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 style:list-style-name="L3"/>
    <style:style style:name="P13" style:family="paragraph" style:parent-style-name="Standard" style:list-style-name="L4"/>
    <style:style style:name="P14" style:family="paragraph" style:parent-style-name="Standard" style:list-style-name="L5"/>
    <style:style style:name="P15" style:family="paragraph" style:parent-style-name="Standard" style:list-style-name="L6"/>
    <style:style style:name="P16" style:family="paragraph" style:parent-style-name="Standard" style:list-style-name="L7"/>
    <style:style style:name="P17" style:family="paragraph" style:parent-style-name="Standard" style:list-style-name="L8"/>
    <style:style style:name="P18" style:family="paragraph" style:parent-style-name="Standard" style:list-style-name="L9"/>
    <style:style style:name="P1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bebb3f"/>
    </style:style>
    <style:style style:name="T3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style:writing-mode="pag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1.75in" fo:margin-right="0in" fo:line-height="100%" fo:text-indent="0in" style:auto-text-indent="false" style:page-number="auto" fo:background-color="transparent" text:number-lines="false" text:line-number="0" style:writing-mode="page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Times New Roman" fo:font-size="10pt" fo:font-weight="bold" officeooo:rsid="000c247c" officeooo:paragraph-rsid="000c247c" style:font-size-asian="10pt" style:font-weight-asian="bold" style:font-size-complex="10pt" style:font-weight-complex="bold"/>
    </style:style>
    <style:style style:name="MP2" style:family="paragraph" style:parent-style-name="Header">
      <loext:graphic-properties draw:fill="none"/>
      <style:paragraph-properties fo:margin-left="1.75in" fo:margin-right="0in" fo:line-height="100%" fo:text-indent="0in" style:auto-text-indent="false" fo:background-color="transparent" text:number-lines="false" text:line-number="0" style:writing-mode="page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Times New Roman" fo:font-size="10pt" officeooo:rsid="000c247c" officeooo:paragraph-rsid="00bebb3f" style:font-size-asian="10pt" style:font-size-complex="10pt"/>
    </style:style>
    <style:style style:name="MP3" style:family="paragraph" style:parent-style-name="Header">
      <loext:graphic-properties draw:fill="none"/>
      <style:paragraph-properties fo:margin-left="1.75in" fo:margin-right="0in" fo:line-height="100%" fo:text-indent="0in" style:auto-text-indent="false" fo:background-color="transparent" text:number-lines="false" text:line-number="0" style:writing-mode="pag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0c247c" officeooo:paragraph-rsid="000c247c"/>
    </style:style>
    <style:style style:name="MP4" style:family="paragraph" style:parent-style-name="Header">
      <loext:graphic-properties draw:fill="none"/>
      <style:paragraph-properties fo:margin-left="1.75in" fo:margin-right="0in" fo:text-indent="0in" style:auto-text-indent="false"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Times New Roman" fo:font-size="10pt" officeooo:rsid="000c247c" officeooo:paragraph-rsid="000c247c" style:font-size-asian="10pt" style:font-size-complex="10pt"/>
    </style:style>
    <style:style style:name="MP5" style:family="paragraph">
      <style:paragraph-properties fo:text-align="center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bebb3f"/>
    </style:style>
    <style:style style:name="MT3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MT4" style:family="text">
      <style:text-properties style:font-name="Times New Roman" fo:font-size="10pt" style:font-size-asian="10pt" style:font-size-complex="10pt"/>
    </style:style>
    <style:style style:name="MT5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4256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8161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083in" svg:y="0.0346in" svg:width="1.65in" svg:height="0.5283in" draw:z-index="1"><draw:image xlink:href="Pictures/10000201000000C800000040C98BC6DAB5F4A2A8.png" xlink:type="simple" xlink:show="embed" xlink:actuate="onLoad"/></draw:frame>CÔNG TY TNHH PHÁT TRIỂN VÀ DỊCH VỤ NGUỒN MỞ THUẬN ĐỨC</text:p>
        <text:p text:style-name="MP2"><text:span text:style-name="MT1">Điện thoại:</text:span> <text:span text:style-name="MT2">02336 270 610 - </text:span>0905 908 430</text:p>
        <text:p text:style-name="MP3"><text:span text:style-name="MT3">Email:</text:span><text:span text:style-name="MT4"> </text:span><text:a xlink:type="simple" xlink:href="mailto:contact@tdfoss.vn" text:style-name="Internet_20_link" text:visited-style-name="Visited_20_Internet_20_Link"><text:span text:style-name="MT4">contact@tdfoss.vn</text:span></text:a></text:p>
        <text:p text:style-name="MP4"><draw:line text:anchor-type="paragraph" draw:z-index="0" draw:name="Shape1" draw:style-name="Mgr1" draw:text-style-name="MP5" svg:x1="-0.0008in" svg:y1="0.2575in" svg:x2="6.7154in" svg:y2="0.2575in"><text:p/></draw:line><text:span text:style-name="MT1">Website:</text:span> <text:a xlink:type="simple" xlink:href="http://www.tdfoss.vn/" text:style-name="Internet_20_link" text:visited-style-name="Visited_20_Internet_20_Link">www.tdfoss.vn</text:a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14:22:00.158310537</meta:creation-date>
    <meta:generator>LibreOffice/5.1.6.2$Linux_X86_64 LibreOffice_project/10m0$Build-2</meta:generator>
    <dc:date>2018-05-22T08:37:39.210135125</dc:date>
    <meta:editing-duration>PT5H5M9S</meta:editing-duration>
    <meta:editing-cycles>228</meta:editing-cycles>
    <meta:print-date>2017-07-24T14:27:40.770177769</meta:print-date>
    <meta:document-statistic meta:table-count="0" meta:image-count="1" meta:object-count="0" meta:page-count="1" meta:paragraph-count="4" meta:word-count="25" meta:character-count="139" meta:non-whitespace-character-count="118"/>
  </office:meta>
</office:document-meta>
</file>